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83cm" fo:min-width="17.026cm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12.454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8.73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7.876cm"/>
    </style:style>
    <style:style style:name="gr6" style:family="graphic" style:parent-style-name="standard">
      <style:graphic-properties draw:textarea-horizontal-align="justify" draw:textarea-vertical-align="middle" draw:auto-grow-height="false" fo:min-height="1.368cm" fo:min-width="2.1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98cm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9.8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125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/>
    </style:style>
    <style:style style:name="gr14" style:family="graphic" style:parent-style-name="objectwithoutfill">
      <style:graphic-properties svg:stroke-color="#0066b3" draw:marker-end="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5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148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e181e"/>
    </style:style>
    <style:style style:name="P3" style:family="paragraph">
      <style:paragraph-properties fo:text-align="center"/>
      <style:text-properties fo:color="#ce181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a65d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color="#0066b3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a65d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b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526cm" svg:height="5.08cm" svg:x="5.0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54cm" svg:height="5.08cm" svg:x="5.08cm" svg:y="0.9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3cm" svg:height="1.778cm" svg:x="25.314cm" svg:y="1.466cm">
          <text:p text:style-name="P2"><text:span text:style-name="T1">PCI Bar 2 (Config/MMIO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366cm" svg:height="1.778cm" svg:x="5.314cm" svg:y="9.366cm">
          <text:p text:style-name="P1"><text:span text:style-name="T2">PCI Config (IO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376cm" svg:height="1.778cm" svg:x="13.214cm" svg:y="9.366cm">
          <text:p text:style-name="P1"><text:span text:style-name="T2">PCI Bar 4 (MSI-X/MMIO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1cm" svg:height="2.286cm" svg:x="24.878cm" svg:y="6.612cm">
          <text:p text:style-name="P1"><text:span text:style-name="T3">IOMM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3.762cm" svg:height="1.038cm" svg:x="0.508cm" svg:y="1.524cm">
          <draw:text-box>
            <text:p><text:span text:style-name="T2">Guest VM</text:span></text:p>
          </draw:text-box>
        </draw:frame>
        <draw:frame draw:style-name="gr8" draw:text-style-name="P6" draw:layer="layout" svg:width="4.198cm" svg:height="1.038cm" svg:x="0.508cm" svg:y="8.624cm">
          <draw:text-box>
            <text:p><text:span text:style-name="T2">Hypervisor</text:span></text:p>
          </draw:text-box>
        </draw:frame>
        <draw:line draw:style-name="gr9" draw:text-style-name="P7" draw:layer="layout" svg:x1="8.89cm" svg:y1="4.572cm" svg:x2="8.89cm" svg:y2="9.366cm">
          <text:p/>
        </draw:line>
        <draw:line draw:style-name="gr9" draw:text-style-name="P7" draw:layer="layout" svg:x1="14.882cm" svg:y1="4.545cm" svg:x2="14.882cm" svg:y2="9.368cm">
          <text:p/>
        </draw:line>
        <draw:line draw:style-name="gr9" draw:text-style-name="P7" draw:layer="layout" svg:x1="18.034cm" svg:y1="1.778cm" svg:x2="25.314cm" svg:y2="1.778cm">
          <text:p/>
        </draw:line>
        <draw:custom-shape draw:style-name="gr10" draw:text-style-name="P4" draw:layer="layout" svg:width="4.064cm" svg:height="3.048cm" svg:x="30.826cm" svg:y="8.688cm">
          <text:p text:style-name="P1"><text:span text:style-name="T2">hardwa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8" draw:layer="layout" svg:width="10.366cm" svg:height="1.825cm" svg:x="5.128cm" svg:y="2.747cm">
          <draw:text-box>
            <text:p><text:span text:style-name="T4">Trap to hypervisor for access</text:span></text:p>
            <text:p><text:span text:style-name="T4">to PCI config and MSI-X</text:span></text:p>
          </draw:text-box>
        </draw:frame>
        <draw:frame draw:style-name="gr12" draw:text-style-name="P8" draw:layer="layout" svg:width="4.625cm" svg:height="1.038cm" svg:x="19.05cm" svg:y="2.01cm">
          <draw:text-box>
            <text:p><text:span text:style-name="T4">Direct MMIO</text:span></text:p>
          </draw:text-box>
        </draw:frame>
        <draw:line draw:style-name="gr13" draw:text-style-name="P7" draw:layer="layout" svg:x1="32.68cm" svg:y1="3.244cm" svg:x2="32.766cm" svg:y2="8.89cm">
          <text:p/>
        </draw:line>
        <draw:line draw:style-name="gr14" draw:text-style-name="P7" draw:layer="layout" svg:x1="31.75cm" svg:y1="9.398cm" svg:x2="28.688cm" svg:y2="7.62cm">
          <text:p/>
        </draw:line>
        <draw:line draw:style-name="gr14" draw:text-style-name="P7" draw:layer="layout" svg:x1="31.076cm" svg:y1="10.524cm" svg:x2="26.902cm" svg:y2="9.05cm">
          <text:p/>
        </draw:line>
        <draw:line draw:style-name="gr14" draw:text-style-name="P7" draw:layer="layout" svg:x1="26.902cm" svg:y1="9.05cm" svg:x2="17.018cm" svg:y2="6.038cm">
          <text:p/>
        </draw:line>
        <draw:frame draw:style-name="gr15" draw:text-style-name="P9" draw:layer="layout" svg:width="7.026cm" svg:height="1.825cm" svg:x="24.724cm" svg:y="4.683cm">
          <draw:text-box>
            <text:p><text:span text:style-name="T5">IOMMU-based DMA</text:span></text:p>
            <text:p><text:span text:style-name="T5">is based on GPA</text:span></text:p>
          </draw:text-box>
        </draw:frame>
        <draw:frame draw:style-name="gr16" draw:text-style-name="P9" draw:layer="layout" svg:width="7.648cm" svg:height="1.825cm" svg:x="23.524cm" svg:y="10.184cm">
          <draw:text-box>
            <text:p><text:span text:style-name="T5">IRQ is injected via</text:span></text:p>
            <text:p><text:span text:style-name="T5">IOMMU or hypervisor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5T23:20:31.624256981</dc:date>
    <meta:editing-duration>PT6H59M40S</meta:editing-duration>
    <meta:editing-cycles>227</meta:editing-cycles>
    <meta:generator>LibreOffice/6.0.7.3$Linux_X86_64 LibreOffice_project/00m0$Build-3</meta:generator>
    <meta:document-statistic meta:object-count="43"/>
  </office:meta>
</office:document-meta>
</file>